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6">
            <text:p>16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3-12_11-38-15_000.jpg</text:p>
          </table:table-cell>
          <table:table-cell table:style-name="ce26" office:value-type="string">
            <text:p>:bookmemo / 読んだ本 / 『イスラームのロジック』 / 著者=中田考 /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 / 『イスラームのロジック』 / 著者=中田考 /">
            <text:p>:bookmemo / 読んだ本 / 『イスラームのロジック』 / 著者=中田考 /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3-03-12_08-59-11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起きた時刻 / 2023">
            <text:p>:m :PHOTO 起き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3-12_02-56-19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8" office:value-type="string">
            <text:p>2023-03-12_14-32-19_000.jpg</text:p>
          </table:table-cell>
          <table:table-cell table:style-name="ce26" office:value-type="string">
            <text:p>:m #*# RES / free# S87DP9 記事読み / id=UMN2(browser=yan) / media=ei / theme=~,content=~,w=Yair-Lapid;EU;Association-agreement;Europe-Israel-Association-Council / genre=~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#*# RES / free# S87DP9 記事読み / id=UMN2(browser=yan) / media=ei / theme=~,content=~,w=Yair-Lapid;EU;Association-agreement;Europe-Israel-Association-Council / genre=~ / other=~">
            <text:p>:m #*# RES / free# S87DP9 記事読み / id=UMN2(browser=yan) / media=ei / theme=~,content=~,w=Yair-Lapid;EU;Association-agreement;Europe-Israel-Association-Council / genre=~ / 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7" office:value-type="string">
            <text:p>2023-03-12_13-18-37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8" office:value-type="string">
            <text:p>2023-03-12_21-13-47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 office:value-type="string">
            <text:p>2023-03-12_00-53-02_000.jpg</text:p>
          </table:table-cell>
          <table:table-cell table:style-name="ce26" office:value-type="string">
            <text:p>:PHOTO 記録 / 経過記録；作ったもの / food=焼酎漬け / material=レモン：５（単位：スプーン）；ニンニク：５；生姜：５；スペアミント：５；ローズマリー：５,liquor=麦焼酎：??ml,time=~,container=silver-cap-small / type=~,other=作り置きする：混合。１日目。,occasion=経過観察,id=2023-03-12_00-53-02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 / 経過記録；作ったもの / food=焼酎漬け / material=レモン：５（単位：スプーン）；ニンニク：５；生姜：５；スペアミント：５；ローズマリー：５,liquor=麦焼酎：??ml,time=~,container=silver-cap-small / type=~,other=作り置きする：混合。１日目。,occasion=経過観察,id=2023-03-12_00-53-02_000.jpg">
            <text:p>:PHOTO 記録 / 経過記録；作ったもの / food=焼酎漬け / material=レモン：５（単位：スプーン）；ニンニク：５；生姜：５；スペアミント：５；ローズマリー：５,liquor=麦焼酎：??ml,time=~,container=silver-cap-small / type=~,other=作り置きする：混合。１日目。,occasion=経過観察,id=2023-03-12_00-53-02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3-12_00-53-09_000.jpg</text:p>
          </table:table-cell>
          <table:table-cell table:style-name="ce26" office:value-type="string">
            <text:p>:PHOTO 記録 / 経過記録；作ったもの / food=焼酎漬け / material=レモン：５（単位：スプーン）；ニンニク：５；生姜：５；スペアミント：５；ローズマリー：５,liquor=麦焼酎：??ml,time=~,container=silver-cap-small / type=~,other=作り置きする：混合。１日目。,occasion=経過観察,id=2023-03-12_00-53-02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 / 経過記録；作ったもの / food=焼酎漬け / material=レモン：５（単位：スプーン）；ニンニク：５；生姜：５；スペアミント：５；ローズマリー：５,liquor=麦焼酎：??ml,time=~,container=silver-cap-small / type=~,other=作り置きする：混合。１日目。,occasion=経過観察,id=2023-03-12_00-53-02_000.jpg">
            <text:p>:PHOTO 記録 / 経過記録；作ったもの / food=焼酎漬け / material=レモン：５（単位：スプーン）；ニンニク：５；生姜：５；スペアミント：５；ローズマリー：５,liquor=麦焼酎：??ml,time=~,container=silver-cap-small / type=~,other=作り置きする：混合。１日目。,occasion=経過観察,id=2023-03-12_00-53-02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3-03-12_00-53-12_000.jpg</text:p>
          </table:table-cell>
          <table:table-cell table:style-name="ce26" office:value-type="string">
            <text:p>:PHOTO 記録 / 経過記録；作ったもの / food=焼酎漬け / material=レモン：５（単位：スプーン）；ニンニク：５；生姜：５；スペアミント：５；ローズマリー：５,liquor=麦焼酎：??ml,time=~,container=silver-cap-small / type=~,other=作り置きする：混合。１日目。,occasion=経過観察,id=2023-03-12_00-53-02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 / 経過記録；作ったもの / food=焼酎漬け / material=レモン：５（単位：スプーン）；ニンニク：５；生姜：５；スペアミント：５；ローズマリー：５,liquor=麦焼酎：??ml,time=~,container=silver-cap-small / type=~,other=作り置きする：混合。１日目。,occasion=経過観察,id=2023-03-12_00-53-02_000.jpg">
            <text:p>:PHOTO 記録 / 経過記録；作ったもの / food=焼酎漬け / material=レモン：５（単位：スプーン）；ニンニク：５；生姜：５；スペアミント：５；ローズマリー：５,liquor=麦焼酎：??ml,time=~,container=silver-cap-small / type=~,other=作り置きする：混合。１日目。,occasion=経過観察,id=2023-03-12_00-53-02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3-03-12_00-53-19_000.jpg</text:p>
          </table:table-cell>
          <table:table-cell table:style-name="ce26" office:value-type="string">
            <text:p>:PHOTO 記録 / 経過記録；作ったもの / food=焼酎漬け / material=レモン：５（単位：スプーン）；ニンニク：５；生姜：５；スペアミント：５；ローズマリー：５,liquor=麦焼酎：??ml,time=~,container=silver-cap-small / type=~,other=作り置きする：混合。１日目。傾け,occasion=経過観察,id=2023-03-12_00-53-02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 / 経過記録；作ったもの / food=焼酎漬け / material=レモン：５（単位：スプーン）；ニンニク：５；生姜：５；スペアミント：５；ローズマリー：５,liquor=麦焼酎：??ml,time=~,container=silver-cap-small / type=~,other=作り置きする：混合。１日目。傾け,occasion=経過観察,id=2023-03-12_00-53-02_000.jpg">
            <text:p>:PHOTO 記録 / 経過記録；作ったもの / food=焼酎漬け / material=レモン：５（単位：スプーン）；ニンニク：５；生姜：５；スペアミント：５；ローズマリー：５,liquor=麦焼酎：??ml,time=~,container=silver-cap-small / type=~,other=作り置きする：混合。１日目。傾け,occasion=経過観察,id=2023-03-12_00-53-02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8" office:value-type="string">
            <text:p>2023-03-12_09-15-3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4];CONCATENATE([.C14];&quot; / &quot;;[.E12]))" office:value-type="string" office:string-value=":m 1*1 RES / JVEMV6 64#245_shuukyoo_yamaori_etal / 『日本人の宗教とは何か』 著者=山折哲雄、編著,校注=~ / p.263 / w=興福寺,topic=,publisher=~,other=map+:松坂市：三重県；tl+:平田篤胤;memo+:大国主；memo+:天理教；memo+:神祇官；map+:天理市：奈良県">
            <text:p>:m 1*1 RES / JVEMV6 64#245_shuukyoo_yamaori_etal / 『日本人の宗教とは何か』 著者=山折哲雄、編著,校注=~ / p.263 / w=興福寺,topic=,publisher=~,other=map+:松坂市：三重県；tl+:平田篤胤;memo+:大国主；memo+:天理教；memo+:神祇官；map+:天理市：奈良県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3-03-12_11-39-02_000.jpg</text:p>
          </table:table-cell>
          <table:table-cell table:style-name="ce26" office:value-type="string">
            <text:p>:m 1*1 RES / JVEMV6 64#244_nakata_logic / 『イスラームのロジック』 著者=中田考,校注=~ / p.106 / w=,topic=アブラム：イシュマエル、イサク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1*1 RES / JVEMV6 64#244_nakata_logic / 『イスラームのロジック』 著者=中田考,校注=~ / p.106 / w=,topic=アブラム：イシュマエル、イサク,publisher=~,other=">
            <text:p>:m 1*1 RES / JVEMV6 64#244_nakata_logic / 『イスラームのロジック』 著者=中田考,校注=~ / p.106 / w=,topic=アブラム：イシュマエル、イサク,publisher=~,other=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3-03-12_12-41-31_000.jpg</text:p>
          </table:table-cell>
          <table:table-cell table:style-name="ce26" office:value-type="string">
            <text:p>:m 1*1 RES / JVEMV6 64#245_shuukyoo_yamaori_etal / 『日本人の宗教とは何か』 著者=山折哲雄、編著,校注=~ / p.263 / w=興福寺,topic=,publisher=~,other=map+:松坂市：三重県；tl+:平田篤胤;memo+:大国主；memo+:天理教；memo+:神祇官；map+:天理市：奈良県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1*1 RES / JVEMV6 64#245_shuukyoo_yamaori_etal / 『日本人の宗教とは何か』 著者=山折哲雄、編著,校注=~ / p.263 / w=興福寺,topic=,publisher=~,other=map+:松坂市：三重県；tl+:平田篤胤;memo+:大国主；memo+:天理教；memo+:神祇官；map+:天理市：奈良県">
            <text:p>:m 1*1 RES / JVEMV6 64#245_shuukyoo_yamaori_etal / 『日本人の宗教とは何か』 著者=山折哲雄、編著,校注=~ / p.263 / w=興福寺,topic=,publisher=~,other=map+:松坂市：三重県；tl+:平田篤胤;memo+:大国主；memo+:天理教；memo+:神祇官；map+:天理市：奈良県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8" office:value-type="string">
            <text:p>2023-03-12_15-22-19_000.jpg</text:p>
          </table:table-cell>
          <table:table-cell table:style-name="ce26" office:value-type="string">
            <text:p>:m #*# / read-docs / theme=習近平：講話,content=人民代表大会：工作会議,w=毛沢東； / genre=~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#*# / read-docs / theme=習近平：講話,content=人民代表大会：工作会議,w=毛沢東； / genre=~ / other=~">
            <text:p>:m #*# / read-docs / theme=習近平：講話,content=人民代表大会：工作会議,w=毛沢東； / genre=~ / 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8" office:value-type="string">
            <text:p>2023-03-12_16-16-50_000.jpg</text:p>
          </table:table-cell>
          <table:table-cell table:style-name="ce26" office:value-type="string">
            <text:p>:m #*# RES / JVEMV6 64#250_amemiya / 『田中正造の人と生涯』 著者=雨宮義人,校注=~ / p.9 / w=地方官会議；,topic=~,publisher=~,other=map+:栃木県：佐野市：南西部；tl+:庄造～明治１１年；memo+:六角家；memo+:富三（正造の父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#*# RES / JVEMV6 64#250_amemiya / 『田中正造の人と生涯』 著者=雨宮義人,校注=~ / p.9 / w=地方官会議；,topic=~,publisher=~,other=map+:栃木県：佐野市：南西部；tl+:庄造～明治１１年；memo+:六角家；memo+:富三（正造の父）">
            <text:p>:m #*# RES / JVEMV6 64#250_amemiya / 『田中正造の人と生涯』 著者=雨宮義人,校注=~ / p.9 / w=地方官会議；,topic=~,publisher=~,other=map+:栃木県：佐野市：南西部；tl+:庄造～明治１１年；memo+:六角家；memo+:富三（正造の父）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8" office:value-type="string">
            <text:p>2023-03-12_17-58-05_000.jpg</text:p>
          </table:table-cell>
          <table:table-cell table:style-name="ce26" office:value-type="string">
            <text:p>:m #*# RES / JVEMV6 64#254_hukanzen / 『不完全性定理とはなにか』 著者=竹内薫,校注=~ / p.109 / w=ゲーデル数,topic=~,publisher=~,other=calc+:ゲーデル数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#*# RES / JVEMV6 64#254_hukanzen / 『不完全性定理とはなにか』 著者=竹内薫,校注=~ / p.109 / w=ゲーデル数,topic=~,publisher=~,other=calc+:ゲーデル数">
            <text:p>:m #*# RES / JVEMV6 64#254_hukanzen / 『不完全性定理とはなにか』 著者=竹内薫,校注=~ / p.109 / w=ゲーデル数,topic=~,publisher=~,other=calc+:ゲーデル数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6">
            <text:p>1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2">2023/03/12</text:date>, <text:time>22:28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12T22:28:58.60</dc:date>
    <dc:creator>iwabuchi ken</dc:creator>
    <meta:editing-duration>P54DT23H46M5S</meta:editing-duration>
    <meta:editing-cycles>17668</meta:editing-cycles>
    <meta:document-statistic meta:table-count="2" meta:cell-count="924" meta:object-count="0"/>
    <meta:user-defined meta:name="qrichtext">1</meta:user-defined>
  </office:meta>
</office:document-meta>
</file>